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SS | Intro2K8s | Ch4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The Cluster<text:tab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uild | Containerize | Cluster-Deplo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sired Deployment Attribu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{Autoscaling, Infastructure agnostic, distributed etc.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sired Deployment Stat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{Autoscaling, Infastructure agnostic, distributed etc.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uster Configu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gradient-name="Tango_20_Yellow" draw:gradient-step-count="0" draw:textarea-horizontal-align="justify" fo:padding-top="0.125cm" fo:padding-bottom="0.125cm" fo:padding-left="0.25cm" fo:padding-right="0.25cm" draw:shadow="visible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4H1M15S</meta:editing-duration>
    <meta:editing-cycles>74</meta:editing-cycles>
    <meta:generator>LibreOffice/6.0.7.3$Linux_X86_64 LibreOffice_project/00m0$Build-3</meta:generator>
    <dc:title>Midnightblue</dc:title>
    <dc:date>2020-05-28T21:09:48.121879890</dc:date>
    <meta:document-statistic meta:object-count="63"/>
  </office:meta>
</office:document-meta>
</file>